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paragraph-rsid="001bf4cc" style:font-size-asian="14pt" style:font-size-complex="16pt"/>
    </style:style>
    <style:style style:name="P3" style:family="paragraph" style:parent-style-name="Standard">
      <style:text-properties fo:font-size="16pt" officeooo:rsid="001bf4cc" officeooo:paragraph-rsid="001bf4cc" style:font-size-asian="14pt" style:font-size-complex="16pt"/>
    </style:style>
    <style:style style:name="P4" style:family="paragraph" style:parent-style-name="Standard">
      <style:text-properties fo:font-size="20pt" officeooo:rsid="001bf4cc" style:font-size-asian="20pt" style:font-size-complex="20pt"/>
    </style:style>
    <style:style style:name="P5" style:family="paragraph" style:parent-style-name="Standard">
      <style:text-properties fo:font-size="16pt" officeooo:rsid="001bf4cc" officeooo:paragraph-rsid="001bf4cc" style:font-size-asian="14pt" style:font-size-complex="16pt"/>
    </style:style>
    <style:style style:name="T1" style:family="text">
      <style:text-properties fo:font-size="20pt" officeooo:rsid="001bf4cc" style:font-size-asian="20pt" style:font-size-complex="20pt"/>
    </style:style>
    <style:style style:name="T2" style:family="text">
      <style:text-properties officeooo:rsid="001c4c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2"/><text:span text:style-name="T1">How Sugar Can Be Improved</text:span></text:p>
      <text:p text:style-name="P4"/>
      <text:p text:style-name="P1"/>
      <text:p text:style-name="P1"/>
      <text:p text:style-name="P3">1. The Face Time wouldn’t allow me to connect with anyone</text:p>
      <text:p text:style-name="P2"/>
      <text:p text:style-name="P3">2. Every time I write a word or sentence on the writing app of Sugar Labs wiki, it starts to twitch or has a bug inside of the app</text:p>
      <text:p text:style-name="P3"/>
      <text:p text:style-name="P3">3. <text:span text:style-name="T2">The book app doesn’t have any books ( ie: recommend, saved) for me or anyone else to read</text:span></text:p>
      <text:p text:style-name="P2"><text:s text:c="3"/></text:p>
      <text:p text:style-name="P2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2:10:00.041703221</meta:creation-date>
    <dc:date>2017-11-29T12:25:09.857305122</dc:date>
    <meta:editing-duration>PT4M5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64" meta:character-count="350" meta:non-whitespace-character-count="244"/>
  </office:meta>
</office:document-meta>
</file>